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665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685in" svg:height="6.4264in" svg:x="0.237in" svg:y="12.9547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091in" svg:height="5.0717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0102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-10)+[.A13])" office:value-type="float" office:value="0.690983005625053">
            <text:p>0.6909830056</text:p>
          </table:table-cell>
          <table:table-cell table:formula="of:=[.K13]*(-([.J13]/(3*[.$B$6]))*(8*COS(PI()*[.$E$8]*[.$A$6])+2*COS(PI()*[.$E$8]*[.$A$6])-10)+[.A13])" office:value-type="float" office:value="2">
            <text:p>2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2.89442719099992">
            <text:p>2.894427191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-10)+[.A14])" office:value-type="float" office:value="0.69184967840454">
            <text:p>0.6918496784</text:p>
          </table:table-cell>
          <table:table-cell table:formula="of:=[.K14]*(-([.J14]/(3*[.$B$6]))*(8*COS(PI()*[.$E$8]*[.$A$6])+2*COS(PI()*[.$E$8]*[.$A$6])-10)+[.A14])" office:value-type="float" office:value="1.99719538797133">
            <text:p>1.99719538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2.88674758449989">
            <text:p>2.8867475845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-10)+[.A15])" office:value-type="float" office:value="0.693054885150288">
            <text:p>0.6930548852</text:p>
          </table:table-cell>
          <table:table-cell table:formula="of:=[.K15]*(-([.J15]/(3*[.$B$6]))*(8*COS(PI()*[.$E$8]*[.$A$6])+2*COS(PI()*[.$E$8]*[.$A$6])-10)+[.A15])" office:value-type="float" office:value="1.99329525701515">
            <text:p>1.993295257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.87610014693556">
            <text:p>2.8761001469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369.09487670286">
            <text:p>1369.094876702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-10)+[.A16])" office:value-type="float" office:value="0.694590653530227">
            <text:p>0.6945906535</text:p>
          </table:table-cell>
          <table:table-cell table:formula="of:=[.K16]*(-([.J16]/(3*[.$B$6]))*(8*COS(PI()*[.$E$8]*[.$A$6])+2*COS(PI()*[.$E$8]*[.$A$6])-10)+[.A16])" office:value-type="float" office:value="1.98832540613997">
            <text:p>1.9883254061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2.86258589290598">
            <text:p>2.8625858929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-10)+[.A17])" office:value-type="float" office:value="0.696446960338951">
            <text:p>0.6964469603</text:p>
          </table:table-cell>
          <table:table-cell table:formula="of:=[.K17]*(-([.J17]/(3*[.$B$6]))*(8*COS(PI()*[.$E$8]*[.$A$6])+2*COS(PI()*[.$E$8]*[.$A$6])-10)+[.A17])" office:value-type="float" office:value="1.98231827111984">
            <text:p>1.9823182711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2.8463305664441">
            <text:p>2.8463305664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516.27705383633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-10)+[.A18])" office:value-type="float" office:value="0.701071831318068">
            <text:p>0.7010718313</text:p>
          </table:table-cell>
          <table:table-cell table:formula="of:=[.K18]*(-([.J18]/(3*[.$B$6]))*(8*COS(PI()*[.$E$8]*[.$A$6])+2*COS(PI()*[.$E$8]*[.$A$6])-10)+[.A18])" office:value-type="float" office:value="1.96735187424426">
            <text:p>1.9673518742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2.80620584989913">
            <text:p>2.8062058499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-10)+[.A19])" office:value-type="float" office:value="0.706814995849196">
            <text:p>0.7068149958</text:p>
          </table:table-cell>
          <table:table-cell table:formula="of:=[.K19]*(-([.J19]/(3*[.$B$6]))*(8*COS(PI()*[.$E$8]*[.$A$6])+2*COS(PI()*[.$E$8]*[.$A$6])-10)+[.A19])" office:value-type="float" office:value="1.94876660341556">
            <text:p>1.9487666034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2.75710987296504">
            <text:p>2.757109873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75.126664589809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-10)+[.A20])" office:value-type="float" office:value="0.713541604287418">
            <text:p>0.7135416043</text:p>
          </table:table-cell>
          <table:table-cell table:formula="of:=[.K20]*(-([.J20]/(3*[.$B$6]))*(8*COS(PI()*[.$E$8]*[.$A$6])+2*COS(PI()*[.$E$8]*[.$A$6])-10)+[.A20])" office:value-type="float" office:value="1.92699884125145">
            <text:p>1.9269988413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.70061175083947">
            <text:p>2.7006117508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-10)+[.A21])" office:value-type="float" office:value="0.721103795690481">
            <text:p>0.7211037957</text:p>
          </table:table-cell>
          <table:table-cell table:formula="of:=[.K21]*(-([.J21]/(3*[.$B$6]))*(8*COS(PI()*[.$E$8]*[.$A$6])+2*COS(PI()*[.$E$8]*[.$A$6])-10)+[.A21])" office:value-type="float" office:value="1.90252707581227">
            <text:p>1.9025270758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2.63835398895736">
            <text:p>2.638353989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89.8073982607581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-10)+[.A22])" office:value-type="float" office:value="0.729347935734664">
            <text:p>0.7293479357</text:p>
          </table:table-cell>
          <table:table-cell table:formula="of:=[.K22]*(-([.J22]/(3*[.$B$6]))*(8*COS(PI()*[.$E$8]*[.$A$6])+2*COS(PI()*[.$E$8]*[.$A$6])-10)+[.A22])" office:value-type="float" office:value="1.87584847821327">
            <text:p>1.8758484782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2.57195281744885">
            <text:p>2.5719528174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-10)+[.A23])" office:value-type="float" office:value="0.738121191207672">
            <text:p>0.7381211912</text:p>
          </table:table-cell>
          <table:table-cell table:formula="of:=[.K23]*(-([.J23]/(3*[.$B$6]))*(8*COS(PI()*[.$E$8]*[.$A$6])+2*COS(PI()*[.$E$8]*[.$A$6])-10)+[.A23])" office:value-type="float" office:value="1.84745762711864">
            <text:p>1.8474576271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2.50291909936353">
            <text:p>2.5029190994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55.6467487470839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-10)+[.A24])" office:value-type="float" office:value="0.747277044060562">
            <text:p>0.7472770441</text:p>
          </table:table-cell>
          <table:table-cell table:formula="of:=[.K24]*(-([.J24]/(3*[.$B$6]))*(8*COS(PI()*[.$E$8]*[.$A$6])+2*COS(PI()*[.$E$8]*[.$A$6])-10)+[.A24])" office:value-type="float" office:value="1.81782866489471">
            <text:p>1.817828664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2.4326033822971">
            <text:p>2.432603382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45.7992517044143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-10)+[.A25])" office:value-type="float" office:value="0.75667953198823">
            <text:p>0.756679532</text:p>
          </table:table-cell>
          <table:table-cell table:formula="of:=[.K25]*(-([.J25]/(3*[.$B$6]))*(8*COS(PI()*[.$E$8]*[.$A$6])+2*COS(PI()*[.$E$8]*[.$A$6])-10)+[.A25])" office:value-type="float" office:value="1.78740157480315">
            <text:p>1.7874015748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2.36216456140504">
            <text:p>2.3621645614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38.5342641204276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-10)+[.A26])" office:value-type="float" office:value="0.766206170323475">
            <text:p>0.7662061703</text:p>
          </table:table-cell>
          <table:table-cell table:formula="of:=[.K26]*(-([.J26]/(3*[.$B$6]))*(8*COS(PI()*[.$E$8]*[.$A$6])+2*COS(PI()*[.$E$8]*[.$A$6])-10)+[.A26])" office:value-type="float" office:value="1.75657272555324">
            <text:p>1.7565727256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2.29255883545242">
            <text:p>2.2925588355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-10)+[.A27])" office:value-type="float" office:value="0.775749641237338">
            <text:p>0.7757496412</text:p>
          </table:table-cell>
          <table:table-cell table:formula="of:=[.K27]*(-([.J27]/(3*[.$B$6]))*(8*COS(PI()*[.$E$8]*[.$A$6])+2*COS(PI()*[.$E$8]*[.$A$6])-10)+[.A27])" office:value-type="float" office:value="1.72568940493469">
            <text:p>1.7256894049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2.22454425139298">
            <text:p>2.2245442514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-10)+[.A28])" office:value-type="float" office:value="0.785218422675971">
            <text:p>0.7852184227</text:p>
          </table:table-cell>
          <table:table-cell table:formula="of:=[.K28]*(-([.J28]/(3*[.$B$6]))*(8*COS(PI()*[.$E$8]*[.$A$6])+2*COS(PI()*[.$E$8]*[.$A$6])-10)+[.A28])" office:value-type="float" office:value="1.69504778453519">
            <text:p>1.6950477845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2.15869589350512">
            <text:p>2.1586958935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-10)+[.A29])" office:value-type="float" office:value="0.794536572888998">
            <text:p>0.7945365729</text:p>
          </table:table-cell>
          <table:table-cell table:formula="of:=[.K29]*(-([.J29]/(3*[.$B$6]))*(8*COS(PI()*[.$E$8]*[.$A$6])+2*COS(PI()*[.$E$8]*[.$A$6])-10)+[.A29])" office:value-type="float" office:value="1.66489361702128">
            <text:p>1.664893617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2.09542728910211">
            <text:p>2.0954272891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-10)+[.A30])" office:value-type="float" office:value="0.812489687879279">
            <text:p>0.8124896879</text:p>
          </table:table-cell>
          <table:table-cell table:formula="of:=[.K30]*(-([.J30]/(3*[.$B$6]))*(8*COS(PI()*[.$E$8]*[.$A$6])+2*COS(PI()*[.$E$8]*[.$A$6])-10)+[.A30])" office:value-type="float" office:value="1.60679611650485">
            <text:p>1.6067961165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1.9776203199561">
            <text:p>1.97762032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18.4368154838135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-10)+[.A31])" office:value-type="float" office:value="0.829272378798372">
            <text:p>0.8292723788</text:p>
          </table:table-cell>
          <table:table-cell table:formula="of:=[.K31]*(-([.J31]/(3*[.$B$6]))*(8*COS(PI()*[.$E$8]*[.$A$6])+2*COS(PI()*[.$E$8]*[.$A$6])-10)+[.A31])" office:value-type="float" office:value="1.5524861878453">
            <text:p>1.5524861878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1.87210647253787">
            <text:p>1.8721064725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-10)+[.A32])" office:value-type="float" office:value="0.844715078203544">
            <text:p>0.8447150782</text:p>
          </table:table-cell>
          <table:table-cell table:formula="of:=[.K32]*(-([.J32]/(3*[.$B$6]))*(8*COS(PI()*[.$E$8]*[.$A$6])+2*COS(PI()*[.$E$8]*[.$A$6])-10)+[.A32])" office:value-type="float" office:value="1.50251256281407">
            <text:p>1.5025125628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1.77872113518971">
            <text:p>1.778721135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-10)+[.A33])" office:value-type="float" office:value="0.902209811906662">
            <text:p>0.9022098119</text:p>
          </table:table-cell>
          <table:table-cell table:formula="of:=[.K33]*(-([.J33]/(3*[.$B$6]))*(8*COS(PI()*[.$E$8]*[.$A$6])+2*COS(PI()*[.$E$8]*[.$A$6])-10)+[.A33])" office:value-type="float" office:value="1.31645569620253">
            <text:p>1.3164556962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45914584260665">
            <text:p>1.4591458426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-10)+[.A34])" office:value-type="float" office:value="0.935352093226998">
            <text:p>0.9353520932</text:p>
          </table:table-cell>
          <table:table-cell table:formula="of:=[.K34]*(-([.J34]/(3*[.$B$6]))*(8*COS(PI()*[.$E$8]*[.$A$6])+2*COS(PI()*[.$E$8]*[.$A$6])-10)+[.A34])" office:value-type="float" office:value="1.2092050209205">
            <text:p>1.2092050209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29278057928828">
            <text:p>1.292780579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5.88730609965456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-10)+[.A35])" office:value-type="float" office:value="0.987097411508353">
            <text:p>0.9870974115</text:p>
          </table:table-cell>
          <table:table-cell table:formula="of:=[.K35]*(-([.J35]/(3*[.$B$6]))*(8*COS(PI()*[.$E$8]*[.$A$6])+2*COS(PI()*[.$E$8]*[.$A$6])-10)+[.A35])" office:value-type="float" office:value="1.04175365344468">
            <text:p>1.0417536534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553706668654">
            <text:p>1.0553706669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-10)+[.A36])" office:value-type="float" office:value="0.996637464696682">
            <text:p>0.9966374647</text:p>
          </table:table-cell>
          <table:table-cell table:formula="of:=[.K36]*(-([.J36]/(3*[.$B$6]))*(8*COS(PI()*[.$E$8]*[.$A$6])+2*COS(PI()*[.$E$8]*[.$A$6])-10)+[.A36])" office:value-type="float" office:value="1.01088139281828">
            <text:p>1.0108813928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429198542715">
            <text:p>1.0142919854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2.03736993713047">
            <text:p>2.03736993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7.8047in" svg:height="4.8705in" svg:x="3.5988in" svg:y="0.2102in">
            <draw:object draw:notify-on-update-of-ranges="EigFunc.A3:EigFunc.A65 EigFunc.B3:EigFunc.B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p</text:p>
          </table:table-cell>
          <table:table-cell office:value-type="string">
            <text:p>func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-[.$G$35]*(8*COS(PI()*[.A3]*0.1)+2*COS(PI()*[.A3]*0.1)^2 - 20)/(6*[.$I$35]) + [.$D$35]" office:value-type="float" office:value="28.7777777777778">
            <text:p>28.777777777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formula="of:=-[.$G$35]*(8*COS(PI()*[.A4]*0.1)+2*COS(PI()*[.A4]*0.1)^2 - 20)/(6*[.$I$35]) + [.$D$35]" office:value-type="float" office:value="30.3959190979551">
            <text:p>30.39591909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f:=-[.$G$35]*(8*COS(PI()*[.A5]*0.1)+2*COS(PI()*[.A5]*0.1)^2 - 20)/(6*[.$I$35]) + [.$D$35]" office:value-type="float" office:value="34.941241807293">
            <text:p>34.941241807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formula="of:=-[.$G$35]*(8*COS(PI()*[.A6]*0.1)+2*COS(PI()*[.A6]*0.1)^2 - 20)/(6*[.$I$35]) + [.$D$35]" office:value-type="float" office:value="41.5742638223199">
            <text:p>41.574263822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formula="of:=-[.$G$35]*(8*COS(PI()*[.A7]*0.1)+2*COS(PI()*[.A7]*0.1)^2 - 20)/(6*[.$I$35]) + [.$D$35]" office:value-type="float" office:value="49.1580028871538">
            <text:p>49.158002887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formula="of:=-[.$G$35]*(8*COS(PI()*[.A8]*0.1)+2*COS(PI()*[.A8]*0.1)^2 - 20)/(6*[.$I$35]) + [.$D$35]" office:value-type="float" office:value="56.5555555555555">
            <text:p>56.5555555556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formula="of:=-[.$G$35]*(8*COS(PI()*[.A9]*0.1)+2*COS(PI()*[.A9]*0.1)^2 - 20)/(6*[.$I$35]) + [.$D$35]" office:value-type="float" office:value="62.8920915260403">
            <text:p>62.892091526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formula="of:=-[.$G$35]*(8*COS(PI()*[.A10]*0.1)+2*COS(PI()*[.A10]*0.1)^2 - 20)/(6*[.$I$35]) + [.$D$35]" office:value-type="float" office:value="67.6980528130965">
            <text:p>67.698052813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-[.$G$35]*(8*COS(PI()*[.A11]*0.1)+2*COS(PI()*[.A11]*0.1)^2 - 20)/(6*[.$I$35]) + [.$D$35]" office:value-type="float" office:value="70.8975526684017">
            <text:p>70.8975526684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formula="of:=-[.$G$35]*(8*COS(PI()*[.A12]*0.1)+2*COS(PI()*[.A12]*0.1)^2 - 20)/(6*[.$I$35]) + [.$D$35]" office:value-type="float" office:value="72.6650975999619">
            <text:p>72.6650976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f:=-[.$G$35]*(8*COS(PI()*[.A13]*0.1)+2*COS(PI()*[.A13]*0.1)^2 - 20)/(6*[.$I$35]) + [.$D$35]" office:value-type="float" office:value="73.2222222222222">
            <text:p>73.2222222222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formula="of:=-[.$G$35]*(8*COS(PI()*[.A14]*0.1)+2*COS(PI()*[.A14]*0.1)^2 - 20)/(6*[.$I$35]) + [.$D$35]" office:value-type="float" office:value="72.6650975999619">
            <text:p>72.6650976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formula="of:=-[.$G$35]*(8*COS(PI()*[.A15]*0.1)+2*COS(PI()*[.A15]*0.1)^2 - 20)/(6*[.$I$35]) + [.$D$35]" office:value-type="float" office:value="70.8975526684017">
            <text:p>70.8975526684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formula="of:=-[.$G$35]*(8*COS(PI()*[.A16]*0.1)+2*COS(PI()*[.A16]*0.1)^2 - 20)/(6*[.$I$35]) + [.$D$35]" office:value-type="float" office:value="67.6980528130965">
            <text:p>67.6980528131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formula="of:=-[.$G$35]*(8*COS(PI()*[.A17]*0.1)+2*COS(PI()*[.A17]*0.1)^2 - 20)/(6*[.$I$35]) + [.$D$35]" office:value-type="float" office:value="62.8920915260404">
            <text:p>62.892091526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formula="of:=-[.$G$35]*(8*COS(PI()*[.A18]*0.1)+2*COS(PI()*[.A18]*0.1)^2 - 20)/(6*[.$I$35]) + [.$D$35]" office:value-type="float" office:value="56.5555555555555">
            <text:p>56.5555555556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formula="of:=-[.$G$35]*(8*COS(PI()*[.A19]*0.1)+2*COS(PI()*[.A19]*0.1)^2 - 20)/(6*[.$I$35]) + [.$D$35]" office:value-type="float" office:value="49.1580028871538">
            <text:p>49.1580028872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formula="of:=-[.$G$35]*(8*COS(PI()*[.A20]*0.1)+2*COS(PI()*[.A20]*0.1)^2 - 20)/(6*[.$I$35]) + [.$D$35]" office:value-type="float" office:value="41.5742638223199">
            <text:p>41.5742638223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table:formula="of:=-[.$G$35]*(8*COS(PI()*[.A21]*0.1)+2*COS(PI()*[.A21]*0.1)^2 - 20)/(6*[.$I$35]) + [.$D$35]" office:value-type="float" office:value="34.941241807293">
            <text:p>34.9412418073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table:formula="of:=-[.$G$35]*(8*COS(PI()*[.A22]*0.1)+2*COS(PI()*[.A22]*0.1)^2 - 20)/(6*[.$I$35]) + [.$D$35]" office:value-type="float" office:value="30.3959190979551">
            <text:p>30.395919098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formula="of:=-[.$G$35]*(8*COS(PI()*[.A23]*0.1)+2*COS(PI()*[.A23]*0.1)^2 - 20)/(6*[.$I$35]) + [.$D$35]" office:value-type="float" office:value="28.7777777777778">
            <text:p>28.7777777778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formula="of:=-[.$G$35]*(8*COS(PI()*[.A24]*0.1)+2*COS(PI()*[.A24]*0.1)^2 - 20)/(6*[.$I$35]) + [.$D$35]" office:value-type="float" office:value="30.3959190979551">
            <text:p>30.395919098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table:formula="of:=-[.$G$35]*(8*COS(PI()*[.A25]*0.1)+2*COS(PI()*[.A25]*0.1)^2 - 20)/(6*[.$I$35]) + [.$D$35]" office:value-type="float" office:value="34.941241807293">
            <text:p>34.9412418073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formula="of:=-[.$G$35]*(8*COS(PI()*[.A26]*0.1)+2*COS(PI()*[.A26]*0.1)^2 - 20)/(6*[.$I$35]) + [.$D$35]" office:value-type="float" office:value="41.5742638223199">
            <text:p>41.5742638223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formula="of:=-[.$G$35]*(8*COS(PI()*[.A27]*0.1)+2*COS(PI()*[.A27]*0.1)^2 - 20)/(6*[.$I$35]) + [.$D$35]" office:value-type="float" office:value="49.1580028871538">
            <text:p>49.1580028872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formula="of:=-[.$G$35]*(8*COS(PI()*[.A28]*0.1)+2*COS(PI()*[.A28]*0.1)^2 - 20)/(6*[.$I$35]) + [.$D$35]" office:value-type="float" office:value="56.5555555555556">
            <text:p>56.5555555556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table:formula="of:=-[.$G$35]*(8*COS(PI()*[.A29]*0.1)+2*COS(PI()*[.A29]*0.1)^2 - 20)/(6*[.$I$35]) + [.$D$35]" office:value-type="float" office:value="62.8920915260404">
            <text:p>62.892091526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table:formula="of:=-[.$G$35]*(8*COS(PI()*[.A30]*0.1)+2*COS(PI()*[.A30]*0.1)^2 - 20)/(6*[.$I$35]) + [.$D$35]" office:value-type="float" office:value="67.6980528130965">
            <text:p>67.6980528131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table:formula="of:=-[.$G$35]*(8*COS(PI()*[.A31]*0.1)+2*COS(PI()*[.A31]*0.1)^2 - 20)/(6*[.$I$35]) + [.$D$35]" office:value-type="float" office:value="70.8975526684017">
            <text:p>70.8975526684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table:formula="of:=-[.$G$35]*(8*COS(PI()*[.A32]*0.1)+2*COS(PI()*[.A32]*0.1)^2 - 20)/(6*[.$I$35]) + [.$D$35]" office:value-type="float" office:value="72.6650975999619">
            <text:p>72.665097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formula="of:=-[.$G$35]*(8*COS(PI()*[.A33]*0.1)+2*COS(PI()*[.A33]*0.1)^2 - 20)/(6*[.$I$35]) + [.$D$35]" office:value-type="float" office:value="73.2222222222222">
            <text:p>73.2222222222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f:=-[.$G$35]*(8*COS(PI()*[.A34]*0.1)+2*COS(PI()*[.A34]*0.1)^2 - 20)/(6*[.$I$35]) + [.$D$35]" office:value-type="float" office:value="72.6650975999619">
            <text:p>72.6650976</text:p>
          </table:table-cell>
          <table:table-cell/>
          <table:table-cell office:value-type="string">
            <text:p>sigma_a</text:p>
          </table:table-cell>
          <table:table-cell office:value-type="string">
            <text:p>sigma_s</text:p>
          </table:table-cell>
          <table:table-cell office:value-type="string">
            <text:p>sigma_t </text:p>
          </table:table-cell>
          <table:table-cell office:value-type="string">
            <text:p>D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-[.$G$35]*(8*COS(PI()*[.A35]*0.1)+2*COS(PI()*[.A35]*0.1)^2 - 20)/(6*[.$I$35]) + [.$D$35]" office:value-type="float" office:value="70.8975526684017">
            <text:p>70.8975526684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D35]+[.E35]" office:value-type="float" office:value="2">
            <text:p>2</text:p>
          </table:table-cell>
          <table:table-cell table:formula="of:=1/(3*[.F35])" office:value-type="float" office:value="0.166666666666667">
            <text:p>0.1666666667</text:p>
          </table:table-cell>
          <table:table-cell office:value-type="float" office:value="0.1">
            <text:p>0.1</text:p>
          </table:table-cell>
          <table:table-cell table:formula="of:=[.H35]*[.H35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-[.$G$35]*(8*COS(PI()*[.A36]*0.1)+2*COS(PI()*[.A36]*0.1)^2 - 20)/(6*[.$I$35]) + [.$D$35]" office:value-type="float" office:value="67.6980528130964">
            <text:p>67.6980528131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formula="of:=-[.$G$35]*(8*COS(PI()*[.A37]*0.1)+2*COS(PI()*[.A37]*0.1)^2 - 20)/(6*[.$I$35]) + [.$D$35]" office:value-type="float" office:value="62.8920915260403">
            <text:p>62.892091526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formula="of:=-[.$G$35]*(8*COS(PI()*[.A38]*0.1)+2*COS(PI()*[.A38]*0.1)^2 - 20)/(6*[.$I$35]) + [.$D$35]" office:value-type="float" office:value="56.5555555555556">
            <text:p>56.5555555556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table:formula="of:=-[.$G$35]*(8*COS(PI()*[.A39]*0.1)+2*COS(PI()*[.A39]*0.1)^2 - 20)/(6*[.$I$35]) + [.$D$35]" office:value-type="float" office:value="49.1580028871538">
            <text:p>49.1580028872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formula="of:=-[.$G$35]*(8*COS(PI()*[.A40]*0.1)+2*COS(PI()*[.A40]*0.1)^2 - 20)/(6*[.$I$35]) + [.$D$35]" office:value-type="float" office:value="41.5742638223199">
            <text:p>41.5742638223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formula="of:=-[.$G$35]*(8*COS(PI()*[.A41]*0.1)+2*COS(PI()*[.A41]*0.1)^2 - 20)/(6*[.$I$35]) + [.$D$35]" office:value-type="float" office:value="34.941241807293">
            <text:p>34.9412418073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formula="of:=-[.$G$35]*(8*COS(PI()*[.A42]*0.1)+2*COS(PI()*[.A42]*0.1)^2 - 20)/(6*[.$I$35]) + [.$D$35]" office:value-type="float" office:value="30.3959190979551">
            <text:p>30.395919098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formula="of:=-[.$G$35]*(8*COS(PI()*[.A43]*0.1)+2*COS(PI()*[.A43]*0.1)^2 - 20)/(6*[.$I$35]) + [.$D$35]" office:value-type="float" office:value="28.7777777777778">
            <text:p>28.7777777778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formula="of:=-[.$G$35]*(8*COS(PI()*[.A44]*0.1)+2*COS(PI()*[.A44]*0.1)^2 - 20)/(6*[.$I$35]) + [.$D$35]" office:value-type="float" office:value="30.3959190979551">
            <text:p>30.395919098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table:formula="of:=-[.$G$35]*(8*COS(PI()*[.A45]*0.1)+2*COS(PI()*[.A45]*0.1)^2 - 20)/(6*[.$I$35]) + [.$D$35]" office:value-type="float" office:value="34.941241807293">
            <text:p>34.9412418073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table:formula="of:=-[.$G$35]*(8*COS(PI()*[.A46]*0.1)+2*COS(PI()*[.A46]*0.1)^2 - 20)/(6*[.$I$35]) + [.$D$35]" office:value-type="float" office:value="41.5742638223199">
            <text:p>41.5742638223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table:formula="of:=-[.$G$35]*(8*COS(PI()*[.A47]*0.1)+2*COS(PI()*[.A47]*0.1)^2 - 20)/(6*[.$I$35]) + [.$D$35]" office:value-type="float" office:value="49.1580028871538">
            <text:p>49.1580028872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table:formula="of:=-[.$G$35]*(8*COS(PI()*[.A48]*0.1)+2*COS(PI()*[.A48]*0.1)^2 - 20)/(6*[.$I$35]) + [.$D$35]" office:value-type="float" office:value="56.5555555555556">
            <text:p>56.5555555556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formula="of:=-[.$G$35]*(8*COS(PI()*[.A49]*0.1)+2*COS(PI()*[.A49]*0.1)^2 - 20)/(6*[.$I$35]) + [.$D$35]" office:value-type="float" office:value="62.8920915260403">
            <text:p>62.892091526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table:formula="of:=-[.$G$35]*(8*COS(PI()*[.A50]*0.1)+2*COS(PI()*[.A50]*0.1)^2 - 20)/(6*[.$I$35]) + [.$D$35]" office:value-type="float" office:value="67.6980528130965">
            <text:p>67.6980528131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table:formula="of:=-[.$G$35]*(8*COS(PI()*[.A51]*0.1)+2*COS(PI()*[.A51]*0.1)^2 - 20)/(6*[.$I$35]) + [.$D$35]" office:value-type="float" office:value="70.8975526684017">
            <text:p>70.8975526684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table:formula="of:=-[.$G$35]*(8*COS(PI()*[.A52]*0.1)+2*COS(PI()*[.A52]*0.1)^2 - 20)/(6*[.$I$35]) + [.$D$35]" office:value-type="float" office:value="72.6650975999619">
            <text:p>72.6650976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formula="of:=-[.$G$35]*(8*COS(PI()*[.A53]*0.1)+2*COS(PI()*[.A53]*0.1)^2 - 20)/(6*[.$I$35]) + [.$D$35]" office:value-type="float" office:value="73.2222222222222">
            <text:p>73.2222222222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table:formula="of:=-[.$G$35]*(8*COS(PI()*[.A54]*0.1)+2*COS(PI()*[.A54]*0.1)^2 - 20)/(6*[.$I$35]) + [.$D$35]" office:value-type="float" office:value="72.6650975999619">
            <text:p>72.6650976</text:p>
          </table:table-cell>
          <table:table-cell table:number-columns-repeated="7"/>
        </table:table-row>
        <table:table-row table:style-name="ro1">
          <table:table-cell office:value-type="float" office:value="52">
            <text:p>52</text:p>
          </table:table-cell>
          <table:table-cell table:formula="of:=-[.$G$35]*(8*COS(PI()*[.A55]*0.1)+2*COS(PI()*[.A55]*0.1)^2 - 20)/(6*[.$I$35]) + [.$D$35]" office:value-type="float" office:value="70.8975526684017">
            <text:p>70.8975526684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table:formula="of:=-[.$G$35]*(8*COS(PI()*[.A56]*0.1)+2*COS(PI()*[.A56]*0.1)^2 - 20)/(6*[.$I$35]) + [.$D$35]" office:value-type="float" office:value="67.6980528130964">
            <text:p>67.6980528131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table:formula="of:=-[.$G$35]*(8*COS(PI()*[.A57]*0.1)+2*COS(PI()*[.A57]*0.1)^2 - 20)/(6*[.$I$35]) + [.$D$35]" office:value-type="float" office:value="62.8920915260404">
            <text:p>62.892091526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table:formula="of:=-[.$G$35]*(8*COS(PI()*[.A58]*0.1)+2*COS(PI()*[.A58]*0.1)^2 - 20)/(6*[.$I$35]) + [.$D$35]" office:value-type="float" office:value="56.5555555555555">
            <text:p>56.5555555556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f:=-[.$G$35]*(8*COS(PI()*[.A59]*0.1)+2*COS(PI()*[.A59]*0.1)^2 - 20)/(6*[.$I$35]) + [.$D$35]" office:value-type="float" office:value="49.1580028871538">
            <text:p>49.1580028872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f:=-[.$G$35]*(8*COS(PI()*[.A60]*0.1)+2*COS(PI()*[.A60]*0.1)^2 - 20)/(6*[.$I$35]) + [.$D$35]" office:value-type="float" office:value="41.5742638223199">
            <text:p>41.5742638223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f:=-[.$G$35]*(8*COS(PI()*[.A61]*0.1)+2*COS(PI()*[.A61]*0.1)^2 - 20)/(6*[.$I$35]) + [.$D$35]" office:value-type="float" office:value="34.941241807293">
            <text:p>34.9412418073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f:=-[.$G$35]*(8*COS(PI()*[.A62]*0.1)+2*COS(PI()*[.A62]*0.1)^2 - 20)/(6*[.$I$35]) + [.$D$35]" office:value-type="float" office:value="30.395919097955">
            <text:p>30.395919098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f:=-[.$G$35]*(8*COS(PI()*[.A63]*0.1)+2*COS(PI()*[.A63]*0.1)^2 - 20)/(6*[.$I$35]) + [.$D$35]" office:value-type="float" office:value="28.7777777777778">
            <text:p>28.7777777778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f:=-[.$G$35]*(8*COS(PI()*[.A64]*0.1)+2*COS(PI()*[.A64]*0.1)^2 - 20)/(6*[.$I$35]) + [.$D$35]" office:value-type="float" office:value="30.3959190979551">
            <text:p>30.395919098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f:=-[.$G$35]*(8*COS(PI()*[.A65]*0.1)+2*COS(PI()*[.A65]*0.1)^2 - 20)/(6*[.$I$35]) + [.$D$35]" office:value-type="float" office:value="34.941241807293">
            <text:p>34.9412418073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f:=-[.$G$35]*(8*COS(PI()*[.A66]*0.1)+2*COS(PI()*[.A66]*0.1)^2 - 20)/(6*[.$I$35]) + [.$D$35]" office:value-type="float" office:value="41.5742638223199">
            <text:p>41.5742638223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f:=-[.$G$35]*(8*COS(PI()*[.A67]*0.1)+2*COS(PI()*[.A67]*0.1)^2 - 20)/(6*[.$I$35]) + [.$D$35]" office:value-type="float" office:value="49.1580028871538">
            <text:p>49.1580028872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f:=-[.$G$35]*(8*COS(PI()*[.A68]*0.1)+2*COS(PI()*[.A68]*0.1)^2 - 20)/(6*[.$I$35]) + [.$D$35]" office:value-type="float" office:value="56.5555555555556">
            <text:p>56.5555555556</text:p>
          </table:table-cell>
          <table:table-cell table:number-columns-repeated="7"/>
        </table:table-row>
      </table:table>
      <table:table table:name="Parallel" table:style-name="ta1">
        <table:shapes>
          <draw:frame draw:z-index="0" draw:style-name="gr1" svg:width="10.4283in" svg:height="7.0437in" svg:x="0.0413in" svg:y="5.5669in">
            <draw:object draw:notify-on-update-of-ranges="Parallel.D11:Parallel.D11 Parallel.D12:Parallel.D31 Parallel.A12:Parallel.A31 Parallel.E11:Parallel.E11 Parallel.E12:Parallel.E31 Parallel.A12:Parallel.A3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9.5303in" svg:height="5.6823in" svg:x="0.1063in" svg:y="12.7402in">
            <draw:object draw:notify-on-update-of-ranges="Parallel.E16:Parallel.E31 Parallel.F11:Parallel.F11 Parallel.F16:Parallel.F31 Parallel.M11:Parallel.M11 Parallel.M16:Parallel.M31 Parallel.D16:Parallel.D3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7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 (first stage)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formula="of:=[.A12]+[.B12]" office:value-type="float" office:value="0.25">
            <text:p>0.25</text:p>
          </table:table-cell>
          <table:table-cell table:formula="of:=1/(1+[.L12])" office:value-type="float" office:value="0.99932884035383">
            <text:p>0.9993288404</text:p>
          </table:table-cell>
          <table:table-cell office:value-type="float" office:value="0.92379">
            <text:p>0.92379</text:p>
          </table:table-cell>
          <table:table-cell office:value-type="float" office:value="63">
            <text:p>63</text:p>
          </table:table-cell>
          <table:table-cell table:formula="of:=1/([.$E$8]*[.C12])" office:value-type="float" office:value="0.4">
            <text:p>0.4</text:p>
          </table:table-cell>
          <table:table-cell table:formula="of:=[.C12]*[.$F$8]" office:value-type="float" office:value="0.25">
            <text:p>0.25</text:p>
          </table:table-cell>
          <table:table-cell table:formula="of:=1/(3*[.C12])" office:value-type="float" office:value="1.33333333333333">
            <text:p>1.3333333333</text:p>
          </table:table-cell>
          <table:table-cell table:formula="of:=1/(10/(9*[.$B$8]*[.C12])+[.A12])" office:value-type="float" office:value="0.00224873508651384">
            <text:p>0.0022487351</text:p>
          </table:table-cell>
          <table:table-cell table:formula="of:=10*[.J12]*[.I12]/(3*[.$B$8])" office:value-type="float" office:value="0.999437816228372">
            <text:p>0.9994378162</text:p>
          </table:table-cell>
          <table:table-cell table:formula="of:=[.$D$8]*LN([.K12])/LN([.$G$8])" office:value-type="float" office:value="0.000671610403971563">
            <text:p>0.0006716104</text:p>
          </table:table-cell>
          <table:table-cell table:formula="of:=-LN([.$A$5])/LN([.D12])" office:value-type="float" office:value="19545.2145538289">
            <text:p>19545.214553828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[.A13]+[.B13]" office:value-type="float" office:value="0.5">
            <text:p>0.5</text:p>
          </table:table-cell>
          <table:table-cell table:formula="of:=1/(1+[.L13])" office:value-type="float" office:value="0.997323006990143">
            <text:p>0.997323007</text:p>
          </table:table-cell>
          <table:table-cell office:value-type="float" office:value="0.92379">
            <text:p>0.92379</text:p>
          </table:table-cell>
          <table:table-cell office:value-type="float" office:value="98">
            <text:p>98</text:p>
          </table:table-cell>
          <table:table-cell table:formula="of:=1/([.$E$8]*[.C13])" office:value-type="float" office:value="0.2">
            <text:p>0.2</text:p>
          </table:table-cell>
          <table:table-cell table:formula="of:=[.C13]*[.$F$8]" office:value-type="float" office:value="0.5">
            <text:p>0.5</text:p>
          </table:table-cell>
          <table:table-cell table:formula="of:=1/(3*[.C13])" office:value-type="float" office:value="0.666666666666667">
            <text:p>0.6666666667</text:p>
          </table:table-cell>
          <table:table-cell table:formula="of:=1/(10/(9*[.$B$8]*[.C13])+[.A13])" office:value-type="float" office:value="0.00448989773010726">
            <text:p>0.0044898977</text:p>
          </table:table-cell>
          <table:table-cell table:formula="of:=10*[.J13]*[.I13]/(3*[.$B$8])" office:value-type="float" office:value="0.997755051134946">
            <text:p>0.9977550511</text:p>
          </table:table-cell>
          <table:table-cell table:formula="of:=[.$D$8]*LN([.K13])/LN([.$G$8])" office:value-type="float" office:value="0.00268417853703794">
            <text:p>0.0026841785</text:p>
          </table:table-cell>
          <table:table-cell table:formula="of:=-LN([.$A$5])/LN([.D13])" office:value-type="float" office:value="4895.34012400085">
            <text:p>4895.340124000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[.A14]+[.B14]" office:value-type="float" office:value="0.75">
            <text:p>0.75</text:p>
          </table:table-cell>
          <table:table-cell table:formula="of:=1/(1+[.L14])" office:value-type="float" office:value="0.994005213679639">
            <text:p>0.9940052137</text:p>
          </table:table-cell>
          <table:table-cell office:value-type="float" office:value="0.92379">
            <text:p>0.92379</text:p>
          </table:table-cell>
          <table:table-cell office:value-type="float" office:value="56">
            <text:p>56</text:p>
          </table:table-cell>
          <table:table-cell table:formula="of:=1/([.$E$8]*[.C14])" office:value-type="float" office:value="0.133333333333333">
            <text:p>0.1333333333</text:p>
          </table:table-cell>
          <table:table-cell table:formula="of:=[.C14]*[.$F$8]" office:value-type="float" office:value="0.75">
            <text:p>0.75</text:p>
          </table:table-cell>
          <table:table-cell table:formula="of:=1/(3*[.C14])" office:value-type="float" office:value="0.444444444444444">
            <text:p>0.4444444444</text:p>
          </table:table-cell>
          <table:table-cell table:formula="of:=1/(10/(9*[.$B$8]*[.C14])+[.A14])" office:value-type="float" office:value="0.00671600024874075">
            <text:p>0.0067160002</text:p>
          </table:table-cell>
          <table:table-cell table:formula="of:=10*[.J14]*[.I14]/(3*[.$B$8])" office:value-type="float" office:value="0.994962999813445">
            <text:p>0.9949629998</text:p>
          </table:table-cell>
          <table:table-cell table:formula="of:=[.$D$8]*LN([.K14])/LN([.$G$8])" office:value-type="float" office:value="0.00603094052008957">
            <text:p>0.0060309405</text:p>
          </table:table-cell>
          <table:table-cell table:formula="of:=-LN([.$A$5])/LN([.D14])" office:value-type="float" office:value="2182.39489767786">
            <text:p>2182.39489767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5]+[.B15]" office:value-type="float" office:value="1">
            <text:p>1</text:p>
          </table:table-cell>
          <table:table-cell table:formula="of:=1/(1+[.L15])" office:value-type="float" office:value="0.989412585668747">
            <text:p>0.9894125857</text:p>
          </table:table-cell>
          <table:table-cell office:value-type="float" office:value="0.92379">
            <text:p>0.92379</text:p>
          </table:table-cell>
          <table:table-cell office:value-type="float" office:value="64">
            <text:p>64</text:p>
          </table:table-cell>
          <table:table-cell table:formula="of:=1/([.$E$8]*[.C15])" office:value-type="float" office:value="0.1">
            <text:p>0.1</text:p>
          </table:table-cell>
          <table:table-cell table:formula="of:=[.C15]*[.$F$8]" office:value-type="float" office:value="1">
            <text:p>1</text:p>
          </table:table-cell>
          <table:table-cell table:formula="of:=1/(3*[.C15])" office:value-type="float" office:value="0.333333333333333">
            <text:p>0.3333333333</text:p>
          </table:table-cell>
          <table:table-cell table:formula="of:=1/(10/(9*[.$B$8]*[.C15])+[.A15])" office:value-type="float" office:value="0.0089197224975223">
            <text:p>0.0089197225</text:p>
          </table:table-cell>
          <table:table-cell table:formula="of:=10*[.J15]*[.I15]/(3*[.$B$8])" office:value-type="float" office:value="0.991080277502478">
            <text:p>0.9910802775</text:p>
          </table:table-cell>
          <table:table-cell table:formula="of:=[.$D$8]*LN([.K15])/LN([.$G$8])" office:value-type="float" office:value="0.010700707151504">
            <text:p>0.0107007072</text:p>
          </table:table-cell>
          <table:table-cell table:formula="of:=-LN([.$A$5])/LN([.D15])" office:value-type="float" office:value="1232.85759763788">
            <text:p>1232.8575976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6]+[.B16]" office:value-type="float" office:value="2">
            <text:p>2</text:p>
          </table:table-cell>
          <table:table-cell table:formula="of:=1/(1+[.L16])" office:value-type="float" office:value="0.959472525872047">
            <text:p>0.9594725259</text:p>
          </table:table-cell>
          <table:table-cell office:value-type="float" office:value="0.92379">
            <text:p>0.92379</text:p>
          </table:table-cell>
          <table:table-cell office:value-type="float" office:value="45">
            <text:p>45</text:p>
          </table:table-cell>
          <table:table-cell table:formula="of:=1/([.$E$8]*[.C16])" office:value-type="float" office:value="0.05">
            <text:p>0.05</text:p>
          </table:table-cell>
          <table:table-cell table:formula="of:=[.C16]*[.$F$8]" office:value-type="float" office:value="2">
            <text:p>2</text:p>
          </table:table-cell>
          <table:table-cell table:formula="of:=1/(3*[.C16])" office:value-type="float" office:value="0.166666666666667">
            <text:p>0.1666666667</text:p>
          </table:table-cell>
          <table:table-cell table:formula="of:=1/(10/(9*[.$B$8]*[.C16])+[.A16])" office:value-type="float" office:value="0.0173745173745174">
            <text:p>0.0173745174</text:p>
          </table:table-cell>
          <table:table-cell table:formula="of:=10*[.J16]*[.I16]/(3*[.$B$8])" office:value-type="float" office:value="0.965250965250965">
            <text:p>0.9652509653</text:p>
          </table:table-cell>
          <table:table-cell table:formula="of:=[.$D$8]*LN([.K16])/LN([.$G$8])" office:value-type="float" office:value="0.0422393273753392">
            <text:p>0.0422393274</text:p>
          </table:table-cell>
          <table:table-cell table:formula="of:=-LN([.$A$5])/LN([.D16])" office:value-type="float" office:value="317.182900683131">
            <text:p>317.1829006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7]+[.B17]" office:value-type="float" office:value="3">
            <text:p>3</text:p>
          </table:table-cell>
          <table:table-cell table:formula="of:=1/(1+[.L17])" office:value-type="float" office:value="0.914895791164472">
            <text:p>0.9148957912</text:p>
          </table:table-cell>
          <table:table-cell office:value-type="float" office:value="0.922581">
            <text:p>0.922581</text:p>
          </table:table-cell>
          <table:table-cell office:value-type="float" office:value="28">
            <text:p>28</text:p>
          </table:table-cell>
          <table:table-cell table:formula="of:=1/([.$E$8]*[.C17])" office:value-type="float" office:value="0.0333333333333333">
            <text:p>0.0333333333</text:p>
          </table:table-cell>
          <table:table-cell table:formula="of:=[.C17]*[.$F$8]" office:value-type="float" office:value="3">
            <text:p>3</text:p>
          </table:table-cell>
          <table:table-cell table:formula="of:=1/(3*[.C17])" office:value-type="float" office:value="0.111111111111111">
            <text:p>0.1111111111</text:p>
          </table:table-cell>
          <table:table-cell table:formula="of:=1/(10/(9*[.$B$8]*[.C17])+[.A17])" office:value-type="float" office:value="0.0249768732654949">
            <text:p>0.0249768733</text:p>
          </table:table-cell>
          <table:table-cell table:formula="of:=10*[.J17]*[.I17]/(3*[.$B$8])" office:value-type="float" office:value="0.925069380203515">
            <text:p>0.9250693802</text:p>
          </table:table-cell>
          <table:table-cell table:formula="of:=[.$D$8]*LN([.K17])/LN([.$G$8])" office:value-type="float" office:value="0.0930206583716033">
            <text:p>0.0930206584</text:p>
          </table:table-cell>
          <table:table-cell table:formula="of:=-LN([.$A$5])/LN([.D17])" office:value-type="float" office:value="147.533275656811">
            <text:p>147.53327565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8]+[.B18]" office:value-type="float" office:value="4">
            <text:p>4</text:p>
          </table:table-cell>
          <table:table-cell table:formula="of:=1/(1+[.L18])" office:value-type="float" office:value="0.861570170417364">
            <text:p>0.8615701704</text:p>
          </table:table-cell>
          <table:table-cell office:value-type="float" office:value="0.902218">
            <text:p>0.902218</text:p>
          </table:table-cell>
          <table:table-cell office:value-type="float" office:value="23">
            <text:p>23</text:p>
          </table:table-cell>
          <table:table-cell table:formula="of:=1/([.$E$8]*[.C18])" office:value-type="float" office:value="0.025">
            <text:p>0.025</text:p>
          </table:table-cell>
          <table:table-cell table:formula="of:=[.C18]*[.$F$8]" office:value-type="float" office:value="4">
            <text:p>4</text:p>
          </table:table-cell>
          <table:table-cell table:formula="of:=1/(3*[.C18])" office:value-type="float" office:value="0.0833333333333333">
            <text:p>0.0833333333</text:p>
          </table:table-cell>
          <table:table-cell table:formula="of:=1/(10/(9*[.$B$8]*[.C18])+[.A18])" office:value-type="float" office:value="0.0314685314685315">
            <text:p>0.0314685315</text:p>
          </table:table-cell>
          <table:table-cell table:formula="of:=10*[.J18]*[.I18]/(3*[.$B$8])" office:value-type="float" office:value="0.874125874125874">
            <text:p>0.8741258741</text:p>
          </table:table-cell>
          <table:table-cell table:formula="of:=[.$D$8]*LN([.K18])/LN([.$G$8])" office:value-type="float" office:value="0.160671567256765">
            <text:p>0.1606715673</text:p>
          </table:table-cell>
          <table:table-cell table:formula="of:=-LN([.$A$5])/LN([.D18])" office:value-type="float" office:value="88.0702770017804">
            <text:p>88.07027700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9]+[.B19]" office:value-type="float" office:value="5">
            <text:p>5</text:p>
          </table:table-cell>
          <table:table-cell table:formula="of:=1/(1+[.L19])" office:value-type="float" office:value="0.804910440544474">
            <text:p>0.8049104405</text:p>
          </table:table-cell>
          <table:table-cell office:value-type="float" office:value="0.846774">
            <text:p>0.846774</text:p>
          </table:table-cell>
          <table:table-cell office:value-type="float" office:value="19">
            <text:p>19</text:p>
          </table:table-cell>
          <table:table-cell table:formula="of:=1/([.$E$8]*[.C19])" office:value-type="float" office:value="0.02">
            <text:p>0.02</text:p>
          </table:table-cell>
          <table:table-cell table:formula="of:=[.C19]*[.$F$8]" office:value-type="float" office:value="5">
            <text:p>5</text:p>
          </table:table-cell>
          <table:table-cell table:formula="of:=1/(3*[.C19])" office:value-type="float" office:value="0.0666666666666667">
            <text:p>0.0666666667</text:p>
          </table:table-cell>
          <table:table-cell table:formula="of:=1/(10/(9*[.$B$8]*[.C19])+[.A19])" office:value-type="float" office:value="0.036734693877551">
            <text:p>0.0367346939</text:p>
          </table:table-cell>
          <table:table-cell table:formula="of:=10*[.J19]*[.I19]/(3*[.$B$8])" office:value-type="float" office:value="0.816326530612245">
            <text:p>0.8163265306</text:p>
          </table:table-cell>
          <table:table-cell table:formula="of:=[.$D$8]*LN([.K19])/LN([.$G$8])" office:value-type="float" office:value="0.242374243926516">
            <text:p>0.2423742439</text:p>
          </table:table-cell>
          <table:table-cell table:formula="of:=-LN([.$A$5])/LN([.D19])" office:value-type="float" office:value="60.4649603344396">
            <text:p>60.46496033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]+[.B20]" office:value-type="float" office:value="6">
            <text:p>6</text:p>
          </table:table-cell>
          <table:table-cell table:formula="of:=1/(1+[.L20])" office:value-type="float" office:value="0.74895597837681">
            <text:p>0.7489559784</text:p>
          </table:table-cell>
          <table:table-cell office:value-type="float" office:value="0.776815">
            <text:p>0.776815</text:p>
          </table:table-cell>
          <table:table-cell office:value-type="float" office:value="12">
            <text:p>12</text:p>
          </table:table-cell>
          <table:table-cell table:formula="of:=1/([.$E$8]*[.C20])" office:value-type="float" office:value="0.0166666666666667">
            <text:p>0.0166666667</text:p>
          </table:table-cell>
          <table:table-cell table:formula="of:=[.C20]*[.$F$8]" office:value-type="float" office:value="6">
            <text:p>6</text:p>
          </table:table-cell>
          <table:table-cell table:formula="of:=1/(3*[.C20])" office:value-type="float" office:value="0.0555555555555556">
            <text:p>0.0555555556</text:p>
          </table:table-cell>
          <table:table-cell table:formula="of:=1/(10/(9*[.$B$8]*[.C20])+[.A20])" office:value-type="float" office:value="0.040785498489426">
            <text:p>0.0407854985</text:p>
          </table:table-cell>
          <table:table-cell table:formula="of:=10*[.J20]*[.I20]/(3*[.$B$8])" office:value-type="float" office:value="0.755287009063444">
            <text:p>0.7552870091</text:p>
          </table:table-cell>
          <table:table-cell table:formula="of:=[.$D$8]*LN([.K20])/LN([.$G$8])" office:value-type="float" office:value="0.335191959035123">
            <text:p>0.335191959</text:p>
          </table:table-cell>
          <table:table-cell table:formula="of:=-LN([.$A$5])/LN([.D20])" office:value-type="float" office:value="45.3943099607919">
            <text:p>45.39430996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1]+[.B21]" office:value-type="float" office:value="7">
            <text:p>7</text:p>
          </table:table-cell>
          <table:table-cell table:formula="of:=1/(1+[.L21])" office:value-type="float" office:value="0.69622079996719">
            <text:p>0.6962208</text:p>
          </table:table-cell>
          <table:table-cell office:value-type="float" office:value="0.713508">
            <text:p>0.713508</text:p>
          </table:table-cell>
          <table:table-cell office:value-type="float" office:value="14">
            <text:p>14</text:p>
          </table:table-cell>
          <table:table-cell table:formula="of:=1/([.$E$8]*[.C21])" office:value-type="float" office:value="0.0142857142857143">
            <text:p>0.0142857143</text:p>
          </table:table-cell>
          <table:table-cell table:formula="of:=[.C21]*[.$F$8]" office:value-type="float" office:value="7">
            <text:p>7</text:p>
          </table:table-cell>
          <table:table-cell table:formula="of:=1/(3*[.C21])" office:value-type="float" office:value="0.0476190476190476">
            <text:p>0.0476190476</text:p>
          </table:table-cell>
          <table:table-cell table:formula="of:=1/(10/(9*[.$B$8]*[.C21])+[.A21])" office:value-type="float" office:value="0.0437196391394865">
            <text:p>0.0437196391</text:p>
          </table:table-cell>
          <table:table-cell table:formula="of:=10*[.J21]*[.I21]/(3*[.$B$8])" office:value-type="float" office:value="0.693962526023595">
            <text:p>0.693962526</text:p>
          </table:table-cell>
          <table:table-cell table:formula="of:=[.$D$8]*LN([.K21])/LN([.$G$8])" office:value-type="float" office:value="0.436325947238471">
            <text:p>0.4363259472</text:p>
          </table:table-cell>
          <table:table-cell table:formula="of:=-LN([.$A$5])/LN([.D21])" office:value-type="float" office:value="36.2407698678528">
            <text:p>36.24076986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2]+[.B22]" office:value-type="float" office:value="8">
            <text:p>8</text:p>
          </table:table-cell>
          <table:table-cell table:formula="of:=1/(1+[.L22])" office:value-type="float" office:value="0.647970729970119">
            <text:p>0.64797073</text:p>
          </table:table-cell>
          <table:table-cell office:value-type="float" office:value="0.649579">
            <text:p>0.649579</text:p>
          </table:table-cell>
          <table:table-cell office:value-type="float" office:value="11">
            <text:p>11</text:p>
          </table:table-cell>
          <table:table-cell table:formula="of:=1/([.$E$8]*[.C22])" office:value-type="float" office:value="0.0125">
            <text:p>0.0125</text:p>
          </table:table-cell>
          <table:table-cell table:formula="of:=[.C22]*[.$F$8]" office:value-type="float" office:value="8">
            <text:p>8</text:p>
          </table:table-cell>
          <table:table-cell table:formula="of:=1/(3*[.C22])" office:value-type="float" office:value="0.0416666666666667">
            <text:p>0.0416666667</text:p>
          </table:table-cell>
          <table:table-cell table:formula="of:=1/(10/(9*[.$B$8]*[.C22])+[.A22])" office:value-type="float" office:value="0.0456852791878173">
            <text:p>0.0456852792</text:p>
          </table:table-cell>
          <table:table-cell table:formula="of:=10*[.J22]*[.I22]/(3*[.$B$8])" office:value-type="float" office:value="0.634517766497462">
            <text:p>0.6345177665</text:p>
          </table:table-cell>
          <table:table-cell table:formula="of:=[.$D$8]*LN([.K22])/LN([.$G$8])" office:value-type="float" office:value="0.543279586172226">
            <text:p>0.5432795862</text:p>
          </table:table-cell>
          <table:table-cell table:formula="of:=-LN([.$A$5])/LN([.D22])" office:value-type="float" office:value="30.2421489102093">
            <text:p>30.24214891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3]+[.B23]" office:value-type="float" office:value="9">
            <text:p>9</text:p>
          </table:table-cell>
          <table:table-cell table:formula="of:=1/(1+[.L23])" office:value-type="float" office:value="0.604618231920033">
            <text:p>0.6046182319</text:p>
          </table:table-cell>
          <table:table-cell office:value-type="float" office:value="0.596976">
            <text:p>0.596976</text:p>
          </table:table-cell>
          <table:table-cell office:value-type="float" office:value="11">
            <text:p>11</text:p>
          </table:table-cell>
          <table:table-cell table:formula="of:=1/([.$E$8]*[.C23])" office:value-type="float" office:value="0.0111111111111111">
            <text:p>0.0111111111</text:p>
          </table:table-cell>
          <table:table-cell table:formula="of:=[.C23]*[.$F$8]" office:value-type="float" office:value="9">
            <text:p>9</text:p>
          </table:table-cell>
          <table:table-cell table:formula="of:=1/(3*[.C23])" office:value-type="float" office:value="0.037037037037037">
            <text:p>0.037037037</text:p>
          </table:table-cell>
          <table:table-cell table:formula="of:=1/(10/(9*[.$B$8]*[.C23])+[.A23])" office:value-type="float" office:value="0.0468478889531521">
            <text:p>0.046847889</text:p>
          </table:table-cell>
          <table:table-cell table:formula="of:=10*[.J23]*[.I23]/(3*[.$B$8])" office:value-type="float" office:value="0.578368999421631">
            <text:p>0.5783689994</text:p>
          </table:table-cell>
          <table:table-cell table:formula="of:=[.$D$8]*LN([.K23])/LN([.$G$8])" office:value-type="float" office:value="0.653936231503287">
            <text:p>0.6539362315</text:p>
          </table:table-cell>
          <table:table-cell table:formula="of:=-LN([.$A$5])/LN([.D23])" office:value-type="float" office:value="26.0800032764856">
            <text:p>26.08000327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4]+[.B24]" office:value-type="float" office:value="10">
            <text:p>10</text:p>
          </table:table-cell>
          <table:table-cell table:formula="of:=1/(1+[.L24])" office:value-type="float" office:value="0.566067939540289">
            <text:p>0.5660679395</text:p>
          </table:table-cell>
          <table:table-cell office:value-type="float" office:value="0.559073">
            <text:p>0.559073</text:p>
          </table:table-cell>
          <table:table-cell office:value-type="float" office:value="8">
            <text:p>8</text:p>
          </table:table-cell>
          <table:table-cell table:formula="of:=1/([.$E$8]*[.C24])" office:value-type="float" office:value="0.01">
            <text:p>0.01</text:p>
          </table:table-cell>
          <table:table-cell table:formula="of:=[.C24]*[.$F$8]" office:value-type="float" office:value="10">
            <text:p>10</text:p>
          </table:table-cell>
          <table:table-cell table:formula="of:=1/(3*[.C24])" office:value-type="float" office:value="0.0333333333333333">
            <text:p>0.0333333333</text:p>
          </table:table-cell>
          <table:table-cell table:formula="of:=1/(10/(9*[.$B$8]*[.C24])+[.A24])" office:value-type="float" office:value="0.0473684210526316">
            <text:p>0.0473684211</text:p>
          </table:table-cell>
          <table:table-cell table:formula="of:=10*[.J24]*[.I24]/(3*[.$B$8])" office:value-type="float" office:value="0.526315789473684">
            <text:p>0.5263157895</text:p>
          </table:table-cell>
          <table:table-cell table:formula="of:=[.$D$8]*LN([.K24])/LN([.$G$8])" office:value-type="float" office:value="0.766572402620279">
            <text:p>0.7665724026</text:p>
          </table:table-cell>
          <table:table-cell table:formula="of:=-LN([.$A$5])/LN([.D24])" office:value-type="float" office:value="23.060481366642">
            <text:p>23.06048136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5]+[.B25]" office:value-type="float" office:value="12">
            <text:p>12</text:p>
          </table:table-cell>
          <table:table-cell table:formula="of:=1/(1+[.L25])" office:value-type="float" office:value="0.501838565818238">
            <text:p>0.5018385658</text:p>
          </table:table-cell>
          <table:table-cell office:value-type="float" office:value="0.495565">
            <text:p>0.495565</text:p>
          </table:table-cell>
          <table:table-cell office:value-type="float" office:value="7">
            <text:p>7</text:p>
          </table:table-cell>
          <table:table-cell table:formula="of:=1/([.$E$8]*[.C25])" office:value-type="float" office:value="0.00833333333333333">
            <text:p>0.0083333333</text:p>
          </table:table-cell>
          <table:table-cell table:formula="of:=[.C25]*[.$F$8]" office:value-type="float" office:value="12">
            <text:p>12</text:p>
          </table:table-cell>
          <table:table-cell table:formula="of:=1/(3*[.C25])" office:value-type="float" office:value="0.0277777777777778">
            <text:p>0.0277777778</text:p>
          </table:table-cell>
          <table:table-cell table:formula="of:=1/(10/(9*[.$B$8]*[.C25])+[.A25])" office:value-type="float" office:value="0.0470383275261324">
            <text:p>0.0470383275</text:p>
          </table:table-cell>
          <table:table-cell table:formula="of:=10*[.J25]*[.I25]/(3*[.$B$8])" office:value-type="float" office:value="0.435540069686411">
            <text:p>0.4355400697</text:p>
          </table:table-cell>
          <table:table-cell table:formula="of:=[.$D$8]*LN([.K25])/LN([.$G$8])" office:value-type="float" office:value="0.992672680246324">
            <text:p>0.9926726802</text:p>
          </table:table-cell>
          <table:table-cell table:formula="of:=-LN([.$A$5])/LN([.D25])" office:value-type="float" office:value="19.0323496160946">
            <text:p>19.03234961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]+[.B26]" office:value-type="float" office:value="15">
            <text:p>15</text:p>
          </table:table-cell>
          <table:table-cell table:formula="of:=1/(1+[.L26])" office:value-type="float" office:value="0.430664187254546">
            <text:p>0.4306641873</text:p>
          </table:table-cell>
          <table:table-cell office:value-type="float" office:value="0.416331">
            <text:p>0.416331</text:p>
          </table:table-cell>
          <table:table-cell office:value-type="float" office:value="7">
            <text:p>7</text:p>
          </table:table-cell>
          <table:table-cell table:formula="of:=1/([.$E$8]*[.C26])" office:value-type="float" office:value="0.00666666666666667">
            <text:p>0.0066666667</text:p>
          </table:table-cell>
          <table:table-cell table:formula="of:=[.C26]*[.$F$8]" office:value-type="float" office:value="15">
            <text:p>15</text:p>
          </table:table-cell>
          <table:table-cell table:formula="of:=1/(3*[.C26])" office:value-type="float" office:value="0.0222222222222222">
            <text:p>0.0222222222</text:p>
          </table:table-cell>
          <table:table-cell table:formula="of:=1/(10/(9*[.$B$8]*[.C26])+[.A26])" office:value-type="float" office:value="0.0446280991735537">
            <text:p>0.0446280992</text:p>
          </table:table-cell>
          <table:table-cell table:formula="of:=10*[.J26]*[.I26]/(3*[.$B$8])" office:value-type="float" office:value="0.330578512396694">
            <text:p>0.3305785124</text:p>
          </table:table-cell>
          <table:table-cell table:formula="of:=[.$D$8]*LN([.K26])/LN([.$G$8])" office:value-type="float" office:value="1.32199479221834">
            <text:p>1.3219947922</text:p>
          </table:table-cell>
          <table:table-cell table:formula="of:=-LN([.$A$5])/LN([.D26])" office:value-type="float" office:value="15.5768618262523">
            <text:p>15.57686182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7]+[.B27]" office:value-type="float" office:value="20">
            <text:p>20</text:p>
          </table:table-cell>
          <table:table-cell table:formula="of:=1/(1+[.L27])" office:value-type="float" office:value="0.354285288532563">
            <text:p>0.3542852885</text:p>
          </table:table-cell>
          <table:table-cell office:value-type="float" office:value="0.353427">
            <text:p>0.353427</text:p>
          </table:table-cell>
          <table:table-cell office:value-type="float" office:value="6">
            <text:p>6</text:p>
          </table:table-cell>
          <table:table-cell table:formula="of:=1/([.$E$8]*[.C27])" office:value-type="float" office:value="0.005">
            <text:p>0.005</text:p>
          </table:table-cell>
          <table:table-cell table:formula="of:=[.C27]*[.$F$8]" office:value-type="float" office:value="20">
            <text:p>20</text:p>
          </table:table-cell>
          <table:table-cell table:formula="of:=1/(3*[.C27])" office:value-type="float" office:value="0.0166666666666667">
            <text:p>0.0166666667</text:p>
          </table:table-cell>
          <table:table-cell table:formula="of:=1/(10/(9*[.$B$8]*[.C27])+[.A27])" office:value-type="float" office:value="0.0391304347826087">
            <text:p>0.0391304348</text:p>
          </table:table-cell>
          <table:table-cell table:formula="of:=10*[.J27]*[.I27]/(3*[.$B$8])" office:value-type="float" office:value="0.217391304347826">
            <text:p>0.2173913043</text:p>
          </table:table-cell>
          <table:table-cell table:formula="of:=[.$D$8]*LN([.K27])/LN([.$G$8])" office:value-type="float" office:value="1.82258403712433">
            <text:p>1.8225840371</text:p>
          </table:table-cell>
          <table:table-cell table:formula="of:=-LN([.$A$5])/LN([.D27])" office:value-type="float" office:value="12.646198705633">
            <text:p>12.64619870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28]+[.B28]" office:value-type="float" office:value="31">
            <text:p>31</text:p>
          </table:table-cell>
          <table:table-cell table:formula="of:=1/(1+[.L28])" office:value-type="float" office:value="0.272310102937225">
            <text:p>0.2723101029</text:p>
          </table:table-cell>
          <table:table-cell office:value-type="float" office:value="0.270968">
            <text:p>0.270968</text:p>
          </table:table-cell>
          <table:table-cell office:value-type="float" office:value="4">
            <text:p>4</text:p>
          </table:table-cell>
          <table:table-cell table:formula="of:=1/([.$E$8]*[.C28])" office:value-type="float" office:value="0.0032258064516129">
            <text:p>0.0032258065</text:p>
          </table:table-cell>
          <table:table-cell table:formula="of:=[.C28]*[.$F$8]" office:value-type="float" office:value="31">
            <text:p>31</text:p>
          </table:table-cell>
          <table:table-cell table:formula="of:=1/(3*[.C28])" office:value-type="float" office:value="0.010752688172043">
            <text:p>0.0107526882</text:p>
          </table:table-cell>
          <table:table-cell table:formula="of:=1/(10/(9*[.$B$8]*[.C28])+[.A28])" office:value-type="float" office:value="0.0297758804695838">
            <text:p>0.0297758805</text:p>
          </table:table-cell>
          <table:table-cell table:formula="of:=10*[.J28]*[.I28]/(3*[.$B$8])" office:value-type="float" office:value="0.106723585912487">
            <text:p>0.1067235859</text:p>
          </table:table-cell>
          <table:table-cell table:formula="of:=[.$D$8]*LN([.K28])/LN([.$G$8])" office:value-type="float" office:value="2.67228387494139">
            <text:p>2.6722838749</text:p>
          </table:table-cell>
          <table:table-cell table:formula="of:=-LN([.$A$5])/LN([.D28])" office:value-type="float" office:value="10.0878108778905">
            <text:p>10.087810877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A29]+[.B29]" office:value-type="float" office:value="36">
            <text:p>36</text:p>
          </table:table-cell>
          <table:table-cell table:formula="of:=1/(1+[.L29])" office:value-type="float" office:value="0.249930226405894">
            <text:p>0.2499302264</text:p>
          </table:table-cell>
          <table:table-cell office:value-type="float" office:value="0.221976">
            <text:p>0.221976</text:p>
          </table:table-cell>
          <table:table-cell office:value-type="float" office:value="3">
            <text:p>3</text:p>
          </table:table-cell>
          <table:table-cell table:formula="of:=1/([.$E$8]*[.C29])" office:value-type="float" office:value="0.00277777777777778">
            <text:p>0.0027777778</text:p>
          </table:table-cell>
          <table:table-cell table:formula="of:=[.C29]*[.$F$8]" office:value-type="float" office:value="36">
            <text:p>36</text:p>
          </table:table-cell>
          <table:table-cell table:formula="of:=1/(3*[.C29])" office:value-type="float" office:value="0.00925925925925926">
            <text:p>0.0092592593</text:p>
          </table:table-cell>
          <table:table-cell table:formula="of:=1/(10/(9*[.$B$8]*[.C29])+[.A29])" office:value-type="float" office:value="0.0262560777957861">
            <text:p>0.0262560778</text:p>
          </table:table-cell>
          <table:table-cell table:formula="of:=10*[.J29]*[.I29]/(3*[.$B$8])" office:value-type="float" office:value="0.0810372771474878">
            <text:p>0.0810372771</text:p>
          </table:table-cell>
          <table:table-cell table:formula="of:=[.$D$8]*LN([.K29])/LN([.$G$8])" office:value-type="float" office:value="3.00111668916736">
            <text:p>3.0011166892</text:p>
          </table:table-cell>
          <table:table-cell table:formula="of:=-LN([.$A$5])/LN([.D29])" office:value-type="float" office:value="9.46387871247005">
            <text:p>9.46387871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30]+[.B30]" office:value-type="float" office:value="50">
            <text:p>50</text:p>
          </table:table-cell>
          <table:table-cell table:formula="of:=1/(1+[.L30])" office:value-type="float" office:value="0.209624417929808">
            <text:p>0.2096244179</text:p>
          </table:table-cell>
          <table:table-cell office:value-type="float" office:value="0.174194">
            <text:p>0.174194</text:p>
          </table:table-cell>
          <table:table-cell office:value-type="float" office:value="3">
            <text:p>3</text:p>
          </table:table-cell>
          <table:table-cell table:formula="of:=1/([.$E$8]*[.C30])" office:value-type="float" office:value="0.002">
            <text:p>0.002</text:p>
          </table:table-cell>
          <table:table-cell table:formula="of:=[.C30]*[.$F$8]" office:value-type="float" office:value="50">
            <text:p>50</text:p>
          </table:table-cell>
          <table:table-cell table:formula="of:=1/(3*[.C30])" office:value-type="float" office:value="0.00666666666666667">
            <text:p>0.0066666667</text:p>
          </table:table-cell>
          <table:table-cell table:formula="of:=1/(10/(9*[.$B$8]*[.C30])+[.A30])" office:value-type="float" office:value="0.0191489361702128">
            <text:p>0.0191489362</text:p>
          </table:table-cell>
          <table:table-cell table:formula="of:=10*[.J30]*[.I30]/(3*[.$B$8])" office:value-type="float" office:value="0.0425531914893617">
            <text:p>0.0425531915</text:p>
          </table:table-cell>
          <table:table-cell table:formula="of:=[.$D$8]*LN([.K30])/LN([.$G$8])" office:value-type="float" office:value="3.77043662124728">
            <text:p>3.7704366212</text:p>
          </table:table-cell>
          <table:table-cell table:formula="of:=-LN([.$A$5])/LN([.D30])" office:value-type="float" office:value="8.39864670370619">
            <text:p>8.39864670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31]+[.B31]" office:value-type="float" office:value="100">
            <text:p>100</text:p>
          </table:table-cell>
          <table:table-cell table:formula="of:=1/(1+[.L31])" office:value-type="float" office:value="0.156559110579877">
            <text:p>0.1565591106</text:p>
          </table:table-cell>
          <table:table-cell office:value-type="float" office:value="0.174194">
            <text:p>0.174194</text:p>
          </table:table-cell>
          <table:table-cell office:value-type="float" office:value="2">
            <text:p>2</text:p>
          </table:table-cell>
          <table:table-cell table:formula="of:=1/([.$E$8]*[.C31])" office:value-type="float" office:value="0.001">
            <text:p>0.001</text:p>
          </table:table-cell>
          <table:table-cell table:formula="of:=[.C31]*[.$F$8]" office:value-type="float" office:value="100">
            <text:p>100</text:p>
          </table:table-cell>
          <table:table-cell table:formula="of:=1/(3*[.C31])" office:value-type="float" office:value="0.00333333333333333">
            <text:p>0.0033333333</text:p>
          </table:table-cell>
          <table:table-cell table:formula="of:=1/(10/(9*[.$B$8]*[.C31])+[.A31])" office:value-type="float" office:value="0.00989010989010989">
            <text:p>0.0098901099</text:p>
          </table:table-cell>
          <table:table-cell table:formula="of:=10*[.J31]*[.I31]/(3*[.$B$8])" office:value-type="float" office:value="0.010989010989011">
            <text:p>0.010989011</text:p>
          </table:table-cell>
          <table:table-cell table:formula="of:=[.$D$8]*LN([.K31])/LN([.$G$8])" office:value-type="float" office:value="5.38736382888301">
            <text:p>5.3873638289</text:p>
          </table:table-cell>
          <table:table-cell table:formula="of:=-LN([.$A$5])/LN([.D31])" office:value-type="float" office:value="7.07663822504009">
            <text:p>7.076638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0T12:57:04</dc:date>
    <meta:editing-duration>PT11H26M13S</meta:editing-duration>
    <meta:editing-cycles>87</meta:editing-cycles>
    <meta:generator>LibreOffice/3.5$Linux_X86_64 LibreOffice_project/350m1$Build-2</meta:generator>
    <meta:document-statistic meta:table-count="3" meta:cell-count="97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89cm" svg:height="17.892cm" xlink:href=".." xlink:type="simple" chart:class="chart:scatter" chart:style-name="ch1">
        <chart:title svg:x="11.15cm" svg:y="0.493cm" chart:style-name="ch2">
          <text:p>lambda vs. Sigma_a</text:p>
        </chart:title>
        <chart:legend chart:legend-position="bottom" svg:x="8.512cm" svg:y="17.109cm" style:legend-expansion="wide" chart:style-name="ch3"/>
        <chart:plot-area chart:style-name="ch4" table:cell-range-address="Parallel.A12:Parallel.A31 Parallel.D11:Parallel.E31" chart:data-source-has-labels="row" svg:x="1.54cm" svg:y="2.343cm" svg:width="23.891cm" svg:height="13.428cm">
          <chartooo:coordinate-region svg:x="2.267cm" svg:y="2.543cm" svg:width="22.884cm" svg:height="12.581cm"/>
          <chart:axis chart:dimension="x" chart:name="primary-x" chart:style-name="ch5">
            <chart:title svg:x="12.78cm" svg:y="16.128cm" chart:style-name="ch6">
              <text:p>Sigma_a</text:p>
            </chart:title>
          </chart:axis>
          <chart:axis chart:dimension="y" chart:name="primary-y" chart:style-name="ch7">
            <chart:title svg:x="0.451cm" svg:y="9.657cm" chart:style-name="ch8">
              <text:p>lambda</text:p>
            </chart:title>
            <chart:grid chart:style-name="ch9" chart:class="major"/>
          </chart:axis>
          <chart:series chart:style-name="ch10" chart:values-cell-range-address="Parallel.D12:Parallel.D31" chart:label-cell-address="Parallel.D11:Parallel.D11" chart:class="chart:scatter">
            <chart:domain table:cell-range-address="Parallel.A12:Parallel.A31"/>
            <chart:data-point chart:repeated="20"/>
          </chart:series>
          <chart:series chart:style-name="ch11" chart:values-cell-range-address="Parallel.E12:Parallel.E31" chart:label-cell-address="Parallel.E11:Parallel.E1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lambda measured (first stage)</text:p>
                <draw:g>
                  <svg:desc>Parallel.E11:Parallel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Parallel.A12:Parallel.A31</svg:desc>
                </draw:g>
              </table:table-cell>
              <table:table-cell office:value-type="float" office:value="0.99932884035383">
                <text:p>0.99932884035383</text:p>
                <draw:g>
                  <svg:desc>Parallel.D12:Parallel.D31</svg:desc>
                </draw:g>
              </table:table-cell>
              <table:table-cell office:value-type="float" office:value="0.92379">
                <text:p>0.92379</text:p>
                <draw:g>
                  <svg:desc>Parallel.E12:Parallel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97323006990143">
                <text:p>0.997323006990143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994005213679639">
                <text:p>0.994005213679639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9412585668747">
                <text:p>0.9894125856687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59472525872047">
                <text:p>0.9594725258720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0.922581">
                <text:p>0.922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0.902218">
                <text:p>0.902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0.846774">
                <text:p>0.846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0.776815">
                <text:p>0.776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0.713508">
                <text:p>0.713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0.649579">
                <text:p>0.64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0.596976">
                <text:p>0.596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0.559073">
                <text:p>0.55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0.495565">
                <text:p>0.495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0.416331">
                <text:p>0.416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0.353427">
                <text:p>0.35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0.270968">
                <text:p>0.270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0.221976">
                <text:p>0.221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0.174194">
                <text:p>0.174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0.174194">
                <text:p>0.1741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08cm" svg:height="14.434cm" xlink:href=".." xlink:type="simple" chart:class="chart:scatter" chart:style-name="ch1">
        <chart:title svg:x="5.644cm" svg:y="0.424cm" chart:style-name="ch2">
          <text:p>Initial lambda vs. # of buffer communications per MCSA iteration</text:p>
        </chart:title>
        <chart:subtitle svg:x="11.042cm" svg:y="1.491cm" chart:style-name="ch3">
          <text:p>No Overlap</text:p>
        </chart:subtitle>
        <chart:legend chart:legend-position="bottom" svg:x="7.993cm" svg:y="13.651cm" style:legend-expansion="wide" chart:style-name="ch4"/>
        <chart:plot-area chart:style-name="ch5" table:cell-range-address="Parallel.E16:Parallel.F31 Parallel.F11:Parallel.F11 Parallel.M11:Parallel.M11 Parallel.M16:Parallel.M31" chart:data-source-has-labels="row" svg:x="1.495cm" svg:y="2.75cm" svg:width="21.745cm" svg:height="9.632cm">
          <chartooo:coordinate-region svg:x="2.302cm" svg:y="2.949cm" svg:width="20.698cm" svg:height="8.786cm"/>
          <chart:axis chart:dimension="x" chart:name="primary-x" chart:style-name="ch6">
            <chart:title svg:x="11.344cm" svg:y="12.67cm" chart:style-name="ch7">
              <text:p>initial lambda</text:p>
            </chart:title>
          </chart:axis>
          <chart:axis chart:dimension="y" chart:name="primary-y" chart:style-name="ch6">
            <chart:title svg:x="0.451cm" svg:y="9.383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6:Parallel.F31" chart:label-cell-address="Parallel.F11:Parallel.F11" chart:class="chart:scatter">
            <chart:domain table:cell-range-address="Parallel.E16:Parallel.E31"/>
            <chart:data-point chart:repeated="16"/>
          </chart:series>
          <chart:series chart:style-name="ch11" chart:values-cell-range-address="Parallel.M16:Parallel.M31" chart:label-cell-address="Parallel.M11:Parallel.M11" chart:class="chart:scatter">
            <chart:domain table:cell-range-address="Parallel.D16:Parallel.D3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uffer communications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M11:Parallel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6:Parallel.E31</svg:desc>
                </draw:g>
              </table:table-cell>
              <table:table-cell office:value-type="float" office:value="45">
                <text:p>45</text:p>
                <draw:g>
                  <svg:desc>Parallel.F16:Parallel.F31</svg:desc>
                </draw:g>
              </table:table-cell>
              <table:table-cell office:value-type="float" office:value="0.959472525872047">
                <text:p>0.959472525872047</text:p>
                <draw:g>
                  <svg:desc>Parallel.D16:Parallel.D31</svg:desc>
                </draw:g>
              </table:table-cell>
              <table:table-cell office:value-type="float" office:value="317.182900683131">
                <text:p>317.182900683131</text:p>
                <draw:g>
                  <svg:desc>Parallel.M16:Parallel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28">
                <text:p>28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147.533275656811">
                <text:p>147.533275656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23">
                <text:p>23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88.0702770017804">
                <text:p>88.070277001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19">
                <text:p>19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60.4649603344396">
                <text:p>60.4649603344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12">
                <text:p>12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45.3943099607919">
                <text:p>45.3943099607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14">
                <text:p>14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36.2407698678528">
                <text:p>36.240769867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11">
                <text:p>11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30.2421489102093">
                <text:p>30.2421489102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11">
                <text:p>11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26.0800032764856">
                <text:p>26.080003276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8">
                <text:p>8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23.060481366642">
                <text:p>23.060481366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7">
                <text:p>7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19.0323496160946">
                <text:p>19.0323496160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7">
                <text:p>7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15.5768618262523">
                <text:p>15.5768618262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6">
                <text:p>6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12.646198705633">
                <text:p>12.646198705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4">
                <text:p>4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10.0878108778905">
                <text:p>10.0878108778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3">
                <text:p>3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9.46387871247005">
                <text:p>9.46387871247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3">
                <text:p>3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8.39864670370619">
                <text:p>8.39864670370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2">
                <text:p>2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7.07663822504009">
                <text:p>7.076638225040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01cm" svg:height="16.324cm" xlink:href=".." xlink:type="simple" chart:class="chart:scatter" chart:style-name="ch1">
        <chart:title svg:x="6.766cm" svg:y="0.462cm" chart:style-name="ch2">
          <text:p>Iteration Matrix Spectral Radius vs. Transitions/History</text:p>
        </chart:title>
        <chart:legend chart:legend-position="bottom" svg:x="8.348cm" svg:y="15.54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503cm" svg:y="2.219cm" svg:width="22.114cm" svg:height="12.015cm">
          <chartooo:coordinate-region svg:x="2.495cm" svg:y="2.219cm" svg:width="21.029cm" svg:height="11.368cm"/>
          <chart:axis chart:dimension="x" chart:name="primary-x" chart:style-name="ch5">
            <chart:title svg:x="12.04cm" svg:y="14.56cm" chart:style-name="ch6">
              <text:p>rho(H)</text:p>
            </chart:title>
          </chart:axis>
          <chart:axis chart:dimension="y" chart:name="primary-y" chart:style-name="ch7">
            <chart:title svg:x="0.451cm" svg:y="9.619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22cm" svg:height="12.883cm" xlink:href=".." xlink:type="simple" chart:class="chart:scatter" chart:style-name="ch1">
        <chart:title svg:x="4.548cm" svg:y="0.393cm" chart:style-name="ch2">
          <text:p>Absportion to Scatter Ratio vs. Iteratation Matrix Spectral Radius</text:p>
        </chart:title>
        <chart:legend chart:legend-position="bottom" svg:x="8.326cm" svg:y="12.1cm" style:legend-expansion="wide" chart:style-name="ch3"/>
        <chart:plot-area chart:style-name="ch4" table:cell-range-address="Spectral.C13:Spectral.D36 Spectral.D12:Spectral.D12 Spectral.N12:Spectral.N36" chart:data-source-has-labels="row" svg:x="1.453cm" svg:y="1.943cm" svg:width="19.785cm" svg:height="8.919cm">
          <chartooo:coordinate-region svg:x="2.18cm" svg:y="2.142cm" svg:width="18.778cm" svg:height="8.073cm"/>
          <chart:axis chart:dimension="x" chart:name="primary-x" chart:style-name="ch5">
            <chart:title svg:x="9.885cm" svg:y="11.119cm" chart:style-name="ch6">
              <text:p>Sigma_s / Sigma_a</text:p>
            </chart:title>
          </chart:axis>
          <chart:axis chart:dimension="y" chart:name="primary-y" chart:style-name="ch7">
            <chart:title svg:x="0.451cm" svg:y="6.922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25cm" svg:height="12.372cm" xlink:href=".." xlink:type="simple" chart:class="chart:scatter" chart:style-name="ch1">
        <chart:title svg:x="5.953cm" svg:y="0.383cm" chart:style-name="ch2">
          <text:p>Diffusion Operator Eigenvalue Spectrum</text:p>
        </chart:title>
        <chart:plot-area chart:style-name="ch3" table:cell-range-address="EigFunc.A3:EigFunc.B65" svg:x="1.407cm" svg:y="1.903cm" svg:width="17.626cm" svg:height="9.241cm">
          <chartooo:coordinate-region svg:x="2.028cm" svg:y="2.102cm" svg:width="17.005cm" svg:height="8.395cm"/>
          <chart:axis chart:dimension="x" chart:name="primary-x" chart:style-name="ch4">
            <chart:title svg:x="10.07cm" svg:y="11.391cm" chart:style-name="ch5">
              <text:p>p</text:p>
            </chart:title>
          </chart:axis>
          <chart:axis chart:dimension="y" chart:name="primary-y" chart:style-name="ch6">
            <chart:title svg:x="0.451cm" svg:y="7.136cm" chart:style-name="ch7">
              <text:p>lambda</text:p>
            </chart:title>
            <chart:grid chart:style-name="ch8" chart:class="major"/>
          </chart:axis>
          <chart:series chart:style-name="ch9" chart:values-cell-range-address="EigFunc.B3:EigFunc.B65" chart:class="chart:scatter">
            <chart:domain table:cell-range-address="EigFunc.A3:EigFunc.A65"/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3:EigFunc.A65</svg:desc>
                </draw:g>
              </table:table-cell>
              <table:table-cell office:value-type="float" office:value="28.7777777777778">
                <text:p>28.7777777777778</text:p>
                <draw:g>
                  <svg:desc>EigFunc.B3:EigFunc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3959190979551">
                <text:p>30.3959190979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4.941241807293">
                <text:p>34.941241807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1.5742638223199">
                <text:p>41.5742638223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9.1580028871538">
                <text:p>49.1580028871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6.5555555555555">
                <text:p>56.55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2.8920915260403">
                <text:p>62.8920915260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7.6980528130965">
                <text:p>67.6980528130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0.8975526684017">
                <text:p>70.8975526684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2.6650975999619">
                <text:p>72.6650975999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3.2222222222222">
                <text:p>73.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2.6650975999619">
                <text:p>72.6650975999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0.8975526684017">
                <text:p>70.8975526684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7.6980528130965">
                <text:p>67.6980528130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2.8920915260404">
                <text:p>62.8920915260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6.5555555555555">
                <text:p>56.5555555555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9.1580028871538">
                <text:p>49.1580028871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1.5742638223199">
                <text:p>41.5742638223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4.941241807293">
                <text:p>34.941241807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0.3959190979551">
                <text:p>30.3959190979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8.7777777777778">
                <text:p>28.7777777777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0.3959190979551">
                <text:p>30.3959190979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4.941241807293">
                <text:p>34.941241807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1.5742638223199">
                <text:p>41.5742638223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9.1580028871538">
                <text:p>49.15800288715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6.5555555555556">
                <text:p>56.55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2.8920915260404">
                <text:p>62.8920915260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7.6980528130965">
                <text:p>67.69805281309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0.8975526684017">
                <text:p>70.8975526684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2.6650975999619">
                <text:p>72.6650975999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3.2222222222222">
                <text:p>73.2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2.6650975999619">
                <text:p>72.6650975999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0.8975526684017">
                <text:p>70.8975526684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7.6980528130964">
                <text:p>67.69805281309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2.8920915260403">
                <text:p>62.892091526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6.5555555555556">
                <text:p>56.5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.1580028871538">
                <text:p>49.1580028871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1.5742638223199">
                <text:p>41.5742638223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4.941241807293">
                <text:p>34.9412418072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0.3959190979551">
                <text:p>30.3959190979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8.7777777777778">
                <text:p>28.7777777777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0.3959190979551">
                <text:p>30.39591909795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4.941241807293">
                <text:p>34.941241807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1.5742638223199">
                <text:p>41.5742638223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9.1580028871538">
                <text:p>49.15800288715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6.5555555555556">
                <text:p>56.555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2.8920915260403">
                <text:p>62.89209152604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7.6980528130965">
                <text:p>67.6980528130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0.8975526684017">
                <text:p>70.89755266840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2.6650975999619">
                <text:p>72.6650975999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3.2222222222222">
                <text:p>73.22222222222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2.6650975999619">
                <text:p>72.6650975999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0.8975526684017">
                <text:p>70.8975526684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7.6980528130964">
                <text:p>67.6980528130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2.8920915260404">
                <text:p>62.89209152604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6.5555555555555">
                <text:p>56.5555555555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.1580028871538">
                <text:p>49.1580028871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1.5742638223199">
                <text:p>41.5742638223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4.941241807293">
                <text:p>34.941241807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0.395919097955">
                <text:p>30.3959190979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8.7777777777778">
                <text:p>28.7777777777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0.3959190979551">
                <text:p>30.3959190979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4.941241807293">
                <text:p>34.9412418072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147cm" svg:y="2.158cm" svg:width="17.244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88674758449989">
                <text:p>2.88674758449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87610014693556">
                <text:p>2.87610014693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86258589290598">
                <text:p>2.86258589290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8463305664441">
                <text:p>2.8463305664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.80620584989913">
                <text:p>2.80620584989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.75710987296504">
                <text:p>2.7571098729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.70061175083947">
                <text:p>2.70061175083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63835398895736">
                <text:p>2.63835398895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2.57195281744885">
                <text:p>2.57195281744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50291909936353">
                <text:p>2.50291909936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2.4326033822971">
                <text:p>2.4326033822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.36216456140504">
                <text:p>2.36216456140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2.29255883545242">
                <text:p>2.29255883545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.22454425139298">
                <text:p>2.22454425139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.15869589350512">
                <text:p>2.15869589350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.09542728910211">
                <text:p>2.09542728910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.9776203199561">
                <text:p>1.9776203199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.87210647253787">
                <text:p>1.87210647253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77872113518971">
                <text:p>1.77872113518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45914584260665">
                <text:p>1.45914584260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29278057928828">
                <text:p>1.29278057928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553706668654">
                <text:p>1.0553706668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429198542715">
                <text:p>1.014291985427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5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3.208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391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2.88674758449989">
                <text:p>2.88674758449989</text:p>
                <draw:g>
                  <svg:desc>Spectral.O14:Spectral.O36</svg:desc>
                </draw:g>
              </table:table-cell>
              <table:table-cell office:value-type="float" office:value="3279.39070235624">
                <text:p>3279.39070235624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2092.9">
                <text:p>2092.9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369.09487670286">
                <text:p>1369.0948767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252.37">
                <text:p>1252.37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71.779">
                <text:p>771.779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6.27705383633">
                <text:p>516.27705383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5.647">
                <text:p>515.647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985">
                <text:p>277.985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5.126664589809">
                <text:p>175.126664589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6">
                <text:p>176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2">
                <text:p>122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89.8073982607581">
                <text:p>89.8073982607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90">
                <text:p>9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70">
                <text:p>70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5.6467487470839">
                <text:p>55.6467487470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6">
                <text:p>56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5.7992517044143">
                <text:p>45.7992517044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6">
                <text:p>46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8.5342641204276">
                <text:p>38.5342641204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9">
                <text:p>39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4">
                <text:p>34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9">
                <text:p>29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6">
                <text:p>26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3">
                <text:p>23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8.4368154838135">
                <text:p>18.4368154838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9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6">
                <text:p>16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4">
                <text:p>14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9">
                <text:p>9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5.88730609965456">
                <text:p>5.88730609965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6">
                <text:p>6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3">
                <text:p>3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